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829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7839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7829888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8373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784012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784089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783756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78339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783833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7843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23820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252544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253312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245120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250240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242816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243840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250496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2433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2376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23897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57:19.027294425</dc:date>
    <meta:editing-duration>PT4H25M14S</meta:editing-duration>
    <meta:editing-cycles>13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